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harmaEase - Design Patterns Documentation</text:span></text:h>
      <text:h text:style-name="Heading_20_2" text:outline-level="2"><text:span text:style-name="Strong_20_Emphasis">1. Introduction</text:span></text:h>
      <text:p text:style-name="Text_20_body">PharmaEase is a modular and scalable pharmaceutical management system. To ensure maintainability, flexibility, and scalability, the application follows well-established <text:span text:style-name="Strong_20_Emphasis">design patterns</text:span> in both the <text:span text:style-name="Strong_20_Emphasis">backend (Spring Boot)</text:span> and <text:span text:style-name="Strong_20_Emphasis">frontend (React)</text:span>. This document outlines the key design patterns used in PharmaEase, along with their purpose and implementation approach.</text:p>
      <text:p text:style-name="Horizontal_20_Line"/>
      <text:h text:style-name="Heading_20_2" text:outline-level="2"><text:span text:style-name="Strong_20_Emphasis">2. Backend (Spring Boot) Design Patterns</text:span></text:h>
      <text:h text:style-name="Heading_20_3" text:outline-level="3"><text:span text:style-name="Strong_20_Emphasis">2.1 Layered Architecture (N-Tier Architecture)</text:span></text:h>
      <text:list xml:id="list1668121296" text:style-name="L1">
        <text:list-item>
          <text:p text:style-name="P1"><text:span text:style-name="Strong_20_Emphasis">Purpose:</text:span></text:p>
          <text:list>
            <text:list-item>
              <text:p text:style-name="P1">Separates concerns into different layers.</text:p>
            </text:list-item>
            <text:list-item>
              <text:p text:style-name="P1">Enhances maintainability and modularity.</text:p>
            </text:list-item>
            <text:list-item>
              <text:p text:style-name="P1">Improves debugging and testing.</text:p>
            </text:list-item>
          </text:list>
        </text:list-item>
        <text:list-item>
          <text:p text:style-name="P1"><text:span text:style-name="Strong_20_Emphasis">Layers Implemented in PharmaEase:</text:span></text:p>
          <text:list>
            <text:list-item>
              <text:p text:style-name="P1"><text:span text:style-name="Strong_20_Emphasis">Controller Layer:</text:span> Handles API requests and responses.</text:p>
            </text:list-item>
            <text:list-item>
              <text:p text:style-name="P1"><text:span text:style-name="Strong_20_Emphasis">Service Layer:</text:span> Contains business logic and processes.</text:p>
            </text:list-item>
            <text:list-item>
              <text:p text:style-name="P1"><text:span text:style-name="Strong_20_Emphasis">Repository Layer:</text:span> Handles database interactions using Spring Data JPA.</text:p>
            </text:list-item>
            <text:list-item>
              <text:p text:style-name="P1"><text:span text:style-name="Strong_20_Emphasis">Model Layer:</text:span> Defines database entity structures.</text:p>
            </text:list-item>
          </text:list>
        </text:list-item>
        <text:list-item>
          <text:p text:style-name="P1"><text:span text:style-name="Strong_20_Emphasis">Implementation Approach:</text:span></text:p>
          <text:list>
            <text:list-item>
              <text:p text:style-name="P1">Each layer communicates with the adjacent layer.</text:p>
            </text:list-item>
            <text:list-item>
              <text:p text:style-name="P1">Follows <text:span text:style-name="Strong_20_Emphasis">Dependency Injection (DI)</text:span> to manage services.</text:p>
            </text:list-item>
            <text:list-item>
              <text:p text:style-name="P1">Uses <text:span text:style-name="Strong_20_Emphasis">Spring Boot Annotations</text:span> (<text:span text:style-name="Source_20_Text">@Controller</text:span>, <text:span text:style-name="Source_20_Text">@Service</text:span>, <text:span text:style-name="Source_20_Text">@Repository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2 Singleton Pattern</text:span></text:h>
      <text:list xml:id="list257998503" text:style-name="L2">
        <text:list-item>
          <text:p text:style-name="P2"><text:span text:style-name="Strong_20_Emphasis">Purpose:</text:span></text:p>
          <text:list>
            <text:list-item>
              <text:p text:style-name="P2">Ensures a single instance of critical classes (e.g., configuration services, database connections).</text:p>
            </text:list-item>
            <text:list-item>
              <text:p text:style-name="P2">Prevents redundant object creation and saves memory.</text:p>
            </text:list-item>
          </text:list>
        </text:list-item>
        <text:list-item>
          <text:p text:style-name="P2"><text:span text:style-name="Strong_20_Emphasis">Implementation Approach:</text:span></text:p>
          <text:list>
            <text:list-item>
              <text:p text:style-name="P2">Uses <text:span text:style-name="Strong_20_Emphasis">Spring Boot’s default Singleton scope for Beans</text:span>.</text:p>
            </text:list-item>
            <text:list-item>
              <text:p text:style-name="P2"><text:soft-page-break/>Can be explicitly implemented using a private constructor and a static instance method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3 Factory Pattern</text:span></text:h>
      <text:list xml:id="list861871956" text:style-name="L3">
        <text:list-item>
          <text:p text:style-name="P3"><text:span text:style-name="Strong_20_Emphasis">Purpose:</text:span></text:p>
          <text:list>
            <text:list-item>
              <text:p text:style-name="P3">Centralizes object creation logic.</text:p>
            </text:list-item>
            <text:list-item>
              <text:p text:style-name="P3">Helps create different types of users dynamically (e.g., Admin, Customer, Druggist, Vendor).</text:p>
            </text:list-item>
          </text:list>
        </text:list-item>
        <text:list-item>
          <text:p text:style-name="P3"><text:span text:style-name="Strong_20_Emphasis">Implementation Approach:</text:span></text:p>
          <text:list>
            <text:list-item>
              <text:p text:style-name="P3">Implements a <text:span text:style-name="Strong_20_Emphasis">User Factory</text:span> to create different user types based on input.</text:p>
            </text:list-item>
            <text:list-item>
              <text:p text:style-name="P3">Uses a common <text:span text:style-name="Source_20_Text">User</text:span> interface with multiple implementations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4 Observer Pattern (For Notifications)</text:span></text:h>
      <text:list xml:id="list3497340685" text:style-name="L4">
        <text:list-item>
          <text:p text:style-name="P4"><text:span text:style-name="Strong_20_Emphasis">Purpose:</text:span></text:p>
          <text:list>
            <text:list-item>
              <text:p text:style-name="P4">Implements real-time notification handling.</text:p>
            </text:list-item>
            <text:list-item>
              <text:p text:style-name="P4">Notifies users (Admins, Vendors, Druggists) about stock updates, orders, and requests.</text:p>
            </text:list-item>
          </text:list>
        </text:list-item>
        <text:list-item>
          <text:p text:style-name="P4"><text:span text:style-name="Strong_20_Emphasis">Implementation Approach:</text:span></text:p>
          <text:list>
            <text:list-item>
              <text:p text:style-name="P4">Defines an <text:span text:style-name="Source_20_Text">Observer</text:span> interface with an <text:span text:style-name="Source_20_Text">update()</text:span> method.</text:p>
            </text:list-item>
            <text:list-item>
              <text:p text:style-name="P4">Maintains a list of observers (subscribed users).</text:p>
            </text:list-item>
            <text:list-item>
              <text:p text:style-name="P4">Uses a <text:span text:style-name="Source_20_Text">NotificationService</text:span> class to manage notifications and alert subscribers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5 Strategy Pattern (For Payment Gateway Integration)</text:span></text:h>
      <text:list xml:id="list1687757794" text:style-name="L5">
        <text:list-item>
          <text:p text:style-name="P5"><text:span text:style-name="Strong_20_Emphasis">Purpose:</text:span></text:p>
          <text:list>
            <text:list-item>
              <text:p text:style-name="P5">Allows switching between multiple payment methods dynamically.</text:p>
            </text:list-item>
            <text:list-item>
              <text:p text:style-name="P5">Supports different strategies for payment processing (e.g., Credit Card, UPI, PayPal).</text:p>
            </text:list-item>
          </text:list>
        </text:list-item>
        <text:list-item>
          <text:p text:style-name="P5"><text:span text:style-name="Strong_20_Emphasis">Implementation Approach:</text:span></text:p>
          <text:list>
            <text:list-item>
              <text:p text:style-name="P5">Defines a <text:span text:style-name="Source_20_Text">PaymentStrategy</text:span> interface with different implementations.</text:p>
            </text:list-item>
            <text:list-item>
              <text:p text:style-name="P5">Uses a <text:span text:style-name="Source_20_Text">PaymentContext</text:span> to dynamically select the appropriate payment method at runtime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3. Frontend (React) Design Patterns</text:span></text:h>
      <text:h text:style-name="Heading_20_3" text:outline-level="3"><text:span text:style-name="Strong_20_Emphasis">3.1 Component-Based Architecture</text:span></text:h>
      <text:list xml:id="list1314134168" text:style-name="L6">
        <text:list-item>
          <text:p text:style-name="P6"><text:span text:style-name="Strong_20_Emphasis">Purpose:</text:span></text:p>
          <text:list>
            <text:list-item>
              <text:p text:style-name="P6">Organizes UI into reusable, independent components.</text:p>
            </text:list-item>
            <text:list-item>
              <text:p text:style-name="P6">Improves code reusability and maintainability.</text:p>
            </text:list-item>
          </text:list>
        </text:list-item>
        <text:list-item>
          <text:p text:style-name="P6"><text:span text:style-name="Strong_20_Emphasis">Implementation Approach:</text:span></text:p>
          <text:list>
            <text:list-item>
              <text:p text:style-name="P6">Each functional unit (cart, medicine list, checkout) is developed as a separate React component.</text:p>
            </text:list-item>
            <text:list-item>
              <text:p text:style-name="P6">Uses <text:span text:style-name="Strong_20_Emphasis">props and state</text:span> for data flow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2 Container-Presenter Pattern</text:span></text:h>
      <text:list xml:id="list3194246427" text:style-name="L7">
        <text:list-item>
          <text:p text:style-name="P7"><text:span text:style-name="Strong_20_Emphasis">Purpose:</text:span></text:p>
          <text:list>
            <text:list-item>
              <text:p text:style-name="P7">Separates business logic from UI rendering.</text:p>
            </text:list-item>
            <text:list-item>
              <text:p text:style-name="P7">Improves reusability and separation of concerns.</text:p>
            </text:list-item>
          </text:list>
        </text:list-item>
        <text:list-item>
          <text:p text:style-name="P7"><text:span text:style-name="Strong_20_Emphasis">Implementation Approach:</text:span></text:p>
          <text:list>
            <text:list-item>
              <text:p text:style-name="P7"><text:span text:style-name="Strong_20_Emphasis">Container Component:</text:span> Handles API calls, state, and logic.</text:p>
            </text:list-item>
            <text:list-item>
              <text:p text:style-name="P7"><text:span text:style-name="Strong_20_Emphasis">Presenter Component:</text:span> Only responsible for displaying UI elemen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3 Redux (State Management)</text:span></text:h>
      <text:list xml:id="list511180714" text:style-name="L8">
        <text:list-item>
          <text:p text:style-name="P8"><text:span text:style-name="Strong_20_Emphasis">Purpose:</text:span></text:p>
          <text:list>
            <text:list-item>
              <text:p text:style-name="P8">Manages application-wide state efficiently.</text:p>
            </text:list-item>
            <text:list-item>
              <text:p text:style-name="P8">Centralizes state management for features like authentication, cart, and notifications.</text:p>
            </text:list-item>
          </text:list>
        </text:list-item>
        <text:list-item>
          <text:p text:style-name="P8"><text:span text:style-name="Strong_20_Emphasis">Implementation Approach:</text:span></text:p>
          <text:list>
            <text:list-item>
              <text:p text:style-name="P8">Uses a <text:span text:style-name="Strong_20_Emphasis">Redux store</text:span> to manage global state.</text:p>
            </text:list-item>
            <text:list-item>
              <text:p text:style-name="P8">Implements <text:span text:style-name="Source_20_Text">reducers</text:span>, <text:span text:style-name="Source_20_Text">actions</text:span>, and <text:span text:style-name="Source_20_Text">dispatch</text:span> for state updates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Conclusion</text:span></text:h>
      <text:p text:style-name="Text_20_body">The above <text:span text:style-name="Strong_20_Emphasis">design patterns</text:span> ensure that PharmaEase remains <text:span text:style-name="Strong_20_Emphasis">scalable, maintainable, and modular</text:span>. Each pattern is chosen based on its ability to optimize system performance and simplify development. By following these principles, PharmaEase will be better structured for future enhancements and scalabilit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9T21:39:28.452309429</meta:creation-date>
    <dc:date>2025-03-29T21:42:37.951168598</dc:date>
    <meta:editing-duration>PT3M10S</meta:editing-duration>
    <meta:editing-cycles>1</meta:editing-cycles>
    <meta:document-statistic meta:table-count="0" meta:image-count="0" meta:object-count="0" meta:page-count="3" meta:paragraph-count="71" meta:word-count="531" meta:character-count="3762" meta:non-whitespace-character-count="3358"/>
    <meta:generator>LibreOffice/6.4.7.2$Linux_X86_64 LibreOffice_project/40$Build-2</meta:generator>
  </office:meta>
</office:document-meta>
</file>